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4.706cm"/>
    </style:style>
    <style:style style:name="co3" style:family="table-column">
      <style:table-column-properties fo:break-before="auto" style:column-width="8.721cm"/>
    </style:style>
    <style:style style:name="co4" style:family="table-column">
      <style:table-column-properties fo:break-before="auto" style:column-width="9.17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1.2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F" fo:font-size="10pt" fo:language="en" fo:country="US" style:font-name-asian="F" style:font-size-asian="10pt" style:language-asian="en" style:country-asian="US" style:font-name-complex="F" style:font-size-complex="5.65000009536743pt" style:language-complex="en" style:country-complex="US"/>
    </style:style>
    <style:style style:name="ce3" style:family="table-cell" style:parent-style-name="Excel_20_Built-in_20_Normal">
      <style:text-properties style:font-name="F" fo:font-size="9pt" fo:language="en" fo:country="US" style:font-name-asian="F" style:font-size-asian="9pt" style:language-asian="en" style:country-asian="US" style:font-name-complex="F" style:font-size-complex="5.09999990463257pt" style:language-complex="en" style:country-complex="US"/>
    </style:style>
    <style:style style:name="ce4" style:family="table-cell" style:parent-style-name="Excel_20_Built-in_20_Normal" style:data-style-name="N8128"/>
    <style:style style:name="T1" style:family="text">
      <style:text-properties fo:color="#000000" style:font-name="F" fo:font-size="9pt" fo:font-style="normal" style:font-name-asian="F" style:font-size-asian="9pt" style:font-style-asian="normal" style:font-name-complex="F" style:font-size-complex="5.09999990463257pt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prix_unique</text:p>
          </table:table-cell>
          <table:table-cell table:style-name="ce1" office:value-type="string">
            <text:p>IsBio</text:p>
          </table:table-cell>
          <table:table-cell table:number-columns-repeated="1016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table:style-name="ce2" office:value-type="string">
            <text:p>Jäger Bomb, Ti Punch</text:p>
          </table:table-cell>
          <table:table-cell table:style-name="ce3" office:value-type="string">
            <text:p><text:span text:style-name="T1">Rhum, Citron Vert, Menthe, Jus de Fleur d’Hibiscus, Angustura, Sucre</text:span>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7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table:style-name="ce3" office:value-type="string">
            <text:p><text:span text:style-name="T1">Rhum, Citron Vert, Menthe, Jus de Fleur d’Hibiscus, Angustura, Sucre</text:span>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7"/>
        </table:table-row>
        <table:table-row table:style-name="ro1" table:number-rows-repeated="24">
          <table:table-cell table:number-columns-repeated="1023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2T14:53:21</dc:date>
    <meta:generator>OpenOffice/4.1.15$Unix OpenOffice.org_project/4115m2$Build-9813</meta:generator>
    <meta:document-statistic meta:table-count="1" meta:cell-count="17" meta:object-count="0"/>
  </office:meta>
</office:document-meta>
</file>